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81aca6"/>
    </style:style>
    <style:style style:name="ce7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float" office:value="3.65625" calcext:value-type="float">
            <text:p>3.656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3 = 0011</text:p>
          </table:table-cell>
          <table:table-cell/>
          <table:table-cell table:style-name="ce4" office:value-type="string" calcext:value-type="string">
            <text:p>0.65625*2=</text:p>
          </table:table-cell>
          <table:table-cell table:style-name="ce6" office:value-type="float" office:value="1.3125" calcext:value-type="float">
            <text:p>1.312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0.3125*2=</text:p>
          </table:table-cell>
          <table:table-cell table:style-name="ce6" office:value-type="float" office:value="0.625" calcext:value-type="float">
            <text:p>0.625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0.625*2=</text:p>
          </table:table-cell>
          <table:table-cell table:style-name="ce6" office:value-type="float" office:value="1.25" calcext:value-type="float">
            <text:p>1.2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0.25*2=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0.5*2=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3.65625 en es igual a 11.10101 en Punto flotante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H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6:54:37.620191675</meta:creation-date>
    <dc:date>2020-05-28T17:01:39.712091622</dc:date>
    <meta:editing-duration>PT7M2S</meta:editing-duration>
    <meta:editing-cycles>1</meta:editing-cycles>
    <meta:document-statistic meta:table-count="1" meta:cell-count="19" meta:object-count="0"/>
    <meta:generator>LibreOffice/6.4.2.2$Linux_X86_64 LibreOffice_project/40$Build-2</meta:generator>
  </office:meta>
</office:document-meta>
</file>